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a81ca" officeooo:paragraph-rsid="000a8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new1(IN rno1 int(3))</text:p>
      <text:p text:style-name="P1"><text:s text:c="4"/>-&gt; BEGIN</text:p>
      <text:p text:style-name="P1"><text:s text:c="4"/>-&gt; </text:p>
      <text:p text:style-name="P1">Display all 779 possibilities? (y or n) </text:p>
      <text:p text:style-name="P1"><text:s text:c="4"/>-&gt; If not exists (select * from N_rollcall where rno=rno1) then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insert into N_rollcall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select * from O_rollcall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where rno=rno1;</text:p>
      <text:p text:style-name="P1"><text:s text:c="4"/>-&gt; </text:p>
      <text:p text:style-name="P1">Display all 779 possibilities? (y or n) </text:p>
      <text:p text:style-name="P1"><text:s text:c="4"/>-&gt; End If;</text:p>
      <text:p text:style-name="P1"><text:s text:c="4"/>-&gt; END</text:p>
      <text:p text:style-name="P1"><text:s text:c="4"/>-&gt; //</text:p>
      <text:p text:style-name="P1">Query OK, 0 rows affected (0.00 sec)</text:p>
      <text:p text:style-name="P1"/>
      <text:p text:style-name="P1">mysql&gt; Call new1(1)//</text:p>
      <text:p text:style-name="P1">Query OK, 1 row affected (0.04 sec)</text:p>
      <text:p text:style-name="P1"/>
      <text:p text:style-name="P1">mysql&gt; select * from O_rollcall</text:p>
      <text:p text:style-name="P1"><text:s text:c="4"/>-&gt; //</text:p>
      <text:p text:style-name="P1">+-----+--------+--------+</text:p>
      <text:p text:style-name="P1">| rno | name <text:s text:c="2"/>| addr <text:s text:c="2"/>|</text:p>
      <text:p text:style-name="P1">+-----+--------+--------+</text:p>
      <text:p text:style-name="P1">| <text:s text:c="2"/>1 | amit <text:s text:c="2"/>| nashik |</text:p>
      <text:p text:style-name="P1">| <text:s text:c="2"/>2 | shital | pune <text:s text:c="2"/>|</text:p>
      <text:p text:style-name="P1">| <text:s text:c="2"/>3 | ranak <text:s/>| manmad |</text:p>
      <text:p text:style-name="P1">+-----+--------+--------+</text:p>
      <text:p text:style-name="P1">3 rows in set (0.00 sec)</text:p>
      <text:p text:style-name="P1"/>
      <text:p text:style-name="P1">mysql&gt; select * from N_rollcall</text:p>
      <text:p text:style-name="P1"><text:s text:c="4"/>-&gt; //</text:p>
      <text:p text:style-name="P1">+------+------+--------+</text:p>
      <text:p text:style-name="P1">| rno <text:s/>| name | addr <text:s text:c="2"/>|</text:p>
      <text:p text:style-name="P1">+------+------+--------+</text:p>
      <text:p text:style-name="P1">| <text:s text:c="3"/>1 | amit | nashik |</text:p>
      <text:p text:style-name="P1">+------+------+--------+</text:p>
      <text:p text:style-name="P1">1 row in set (0.00 sec)</text:p>
      <text:p text:style-name="P1"/>
      <text:p text:style-name="P1">mysql&gt; CREATE PROCEDURE newcur(IN rno1 int(3))</text:p>
      <text:p text:style-name="P1"><text:s text:c="4"/>-&gt; BEGIN</text:p>
      <text:p text:style-name="P1"><text:s text:c="4"/>-&gt; DECLARE c1 CURSOR FOR SELECT rno FROM O_rollcall where rno=rno1;</text:p>
      <text:p text:style-name="P1"><text:s text:c="4"/>-&gt; OPEN c1;</text:p>
      <text:p text:style-name="P1"><text:s text:c="4"/>-&gt; FETCH c1 INTO rno1;</text:p>
      <text:p text:style-name="P1"><text:s text:c="4"/>-&gt; If not exists(select * from N_rollcall where rno=rno1) then</text:p>
      <text:p text:style-name="P1"><text:s text:c="4"/>-&gt; </text:p>
      <text:p text:style-name="P1">Display all 779 possibilities? (y or n) </text:p>
      <text:p text:style-name="P1"><text:s text:c="4"/>-&gt; insert into N_rollcall select * from O_rollcall where rno=rno1;</text:p>
      <text:p text:style-name="P1"><text:s text:c="4"/>-&gt; End If;</text:p>
      <text:p text:style-name="P1"><text:s text:c="4"/>-&gt; CLOSE c1;</text:p>
      <text:p text:style-name="P1"><text:s text:c="4"/>-&gt; END</text:p>
      <text:p text:style-name="P1"><text:s text:c="4"/>-&gt; //</text:p>
      <text:p text:style-name="P1"><text:soft-page-break/>Query OK, 0 rows affected (0.00 sec)</text:p>
      <text:p text:style-name="P1"/>
      <text:p text:style-name="P1">mysql&gt; Call newcur(2)//</text:p>
      <text:p text:style-name="P1">Query OK, 1 row affected (0.07 sec)</text:p>
      <text:p text:style-name="P1"/>
      <text:p text:style-name="P1">mysql&gt; select * from N_rollcall</text:p>
      <text:p text:style-name="P1"><text:s text:c="4"/>-&gt; //</text:p>
      <text:p text:style-name="P1">+------+--------+--------+</text:p>
      <text:p text:style-name="P1">| rno <text:s/>| name <text:s text:c="2"/>| addr <text:s text:c="2"/>|</text:p>
      <text:p text:style-name="P1">+------+--------+--------+</text:p>
      <text:p text:style-name="P1">| <text:s text:c="3"/>1 | amit <text:s text:c="2"/>| nashik |</text:p>
      <text:p text:style-name="P1">| <text:s text:c="3"/>2 | shital | pune <text:s text:c="2"/>|</text:p>
      <text:p text:style-name="P1">+------+--------+--------+</text:p>
      <text:p text:style-name="P1">2 rows in set (0.00 sec)</text:p>
      <text:p text:style-name="P1"/>
      <text:p text:style-name="P1">mysql&gt; CREATE PROCEDURE newcur1(IN rno1 int(3))</text:p>
      <text:p text:style-name="P1"><text:s text:c="4"/>-&gt; BEGIN</text:p>
      <text:p text:style-name="P1"><text:s text:c="4"/>-&gt; DECLARE rno2 int(3);</text:p>
      <text:p text:style-name="P1"><text:s text:c="4"/>-&gt; DECLARE exit_loop BOOLEAN;</text:p>
      <text:p text:style-name="P1"><text:s text:c="4"/>-&gt; DECLARE c1 CURSOR FOR SELECT rno FROM O_rollcall where rno&gt;rno1;</text:p>
      <text:p text:style-name="P1"><text:s text:c="4"/>-&gt; DECLARE CONTINUE HANDLER FOR NOT FOUND SET exit_loop = TRUE;</text:p>
      <text:p text:style-name="P1"><text:s text:c="4"/>-&gt; OPEN c1;</text:p>
      <text:p text:style-name="P1"><text:s text:c="4"/>-&gt; emp_loop: LOOP</text:p>
      <text:p text:style-name="P1"><text:s text:c="4"/>-&gt; </text:p>
      <text:p text:style-name="P1">Display all 779 possibilities? (y or n) </text:p>
      <text:p text:style-name="P1"><text:s text:c="4"/>-&gt; FETCH c1 INTO rno2;</text:p>
      <text:p text:style-name="P1"><text:s text:c="4"/>-&gt; </text:p>
      <text:p text:style-name="P1">Display all 779 possibilities? (y or n) </text:p>
      <text:p text:style-name="P1"><text:s text:c="4"/>-&gt; If not exists(select * from N_rollcall where rno=rno2) then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insert into N_rollcall select * from O_rollcall where rno=rno2;</text:p>
      <text:p text:style-name="P1"><text:s text:c="4"/>-&gt; </text:p>
      <text:p text:style-name="P1">Display all 779 possibilities? (y or n) </text:p>
      <text:p text:style-name="P1"><text:s text:c="4"/>-&gt; End If;</text:p>
      <text:p text:style-name="P1"><text:s text:c="4"/>-&gt; </text:p>
      <text:p text:style-name="P1">Display all 779 possibilities? (y or n) </text:p>
      <text:p text:style-name="P1"><text:s text:c="4"/>-&gt; IF exit_loop THEN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CLOSE c1;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LEAVE emp_loop;</text:p>
      <text:p text:style-name="P1"><text:s text:c="4"/>-&gt; </text:p>
      <text:p text:style-name="P1">Display all 779 possibilities? (y or n) </text:p>
      <text:p text:style-name="P1"><text:s text:c="4"/>-&gt; END IF;</text:p>
      <text:p text:style-name="P1"><text:s text:c="4"/>-&gt; END LOOP emp_loop;</text:p>
      <text:p text:style-name="P1"><text:s text:c="4"/>-&gt; END</text:p>
      <text:p text:style-name="P1"><text:s text:c="4"/>-&gt; //</text:p>
      <text:p text:style-name="P1">Query OK, 0 rows affected (0.00 sec)</text:p>
      <text:p text:style-name="P1"/>
      <text:p text:style-name="P1">mysql&gt; Call newcur1(1)</text:p>
      <text:p text:style-name="P1"><text:s text:c="4"/>-&gt; //</text:p>
      <text:p text:style-name="P1">Query OK, 0 rows affected (0.03 sec)</text:p>
      <text:p text:style-name="P1"/>
      <text:p text:style-name="P1">mysql&gt; select * from N_rollcall</text:p>
      <text:p text:style-name="P1"><text:s text:c="4"/>-&gt; //</text:p>
      <text:p text:style-name="P1"><text:soft-page-break/>+------+--------+--------+</text:p>
      <text:p text:style-name="P1">| rno <text:s/>| name <text:s text:c="2"/>| addr <text:s text:c="2"/>|</text:p>
      <text:p text:style-name="P1">+------+--------+--------+</text:p>
      <text:p text:style-name="P1">| <text:s text:c="3"/>1 | amit <text:s text:c="2"/>| nashik |</text:p>
      <text:p text:style-name="P1">| <text:s text:c="3"/>2 | shital | pune <text:s text:c="2"/>|</text:p>
      <text:p text:style-name="P1">| <text:s text:c="3"/>3 | ranak <text:s/>| manmad |</text:p>
      <text:p text:style-name="P1">+------+--------+--------+</text:p>
      <text:p text:style-name="P1">3 rows in set (0.00 sec)</text:p>
      <text:p text:style-name="P1"/>
      <text:p text:style-name="P1">mysql&gt; select * from O_rollcall</text:p>
      <text:p text:style-name="P1"><text:s text:c="4"/>-&gt; //</text:p>
      <text:p text:style-name="P1">+-----+--------+--------+</text:p>
      <text:p text:style-name="P1">| rno | name <text:s text:c="2"/>| addr <text:s text:c="2"/>|</text:p>
      <text:p text:style-name="P1">+-----+--------+--------+</text:p>
      <text:p text:style-name="P1">| <text:s text:c="2"/>1 | amit <text:s text:c="2"/>| nashik |</text:p>
      <text:p text:style-name="P1">| <text:s text:c="2"/>2 | shital | pune <text:s text:c="2"/>|</text:p>
      <text:p text:style-name="P1">| <text:s text:c="2"/>3 | ranak <text:s/>| manmad |</text:p>
      <text:p text:style-name="P1">+-----+--------+--------+</text:p>
      <text:p text:style-name="P1">3 rows in set (0.00 sec)</text:p>
      <text:p text:style-name="P1"/>
      <text:p text:style-name="P1">mysql&gt; CREATE PROCEDURE newcur2()</text:p>
      <text:p text:style-name="P1"><text:s text:c="4"/>-&gt; BEGIN</text:p>
      <text:p text:style-name="P1"><text:s text:c="4"/>-&gt; DECLARE rno1 int(3);</text:p>
      <text:p text:style-name="P1"><text:s text:c="4"/>-&gt; DECLARE exit_loop BOOLEAN;</text:p>
      <text:p text:style-name="P1"><text:s text:c="4"/>-&gt; DECLARE c1 CURSOR FOR SELECT rno FROM O_rollcall ;</text:p>
      <text:p text:style-name="P1"><text:s text:c="4"/>-&gt; DECLARE CONTINUE HANDLER FOR NOT FOUND SET exit_loop = TRUE;</text:p>
      <text:p text:style-name="P1"><text:s text:c="4"/>-&gt; OPEN c1;</text:p>
      <text:p text:style-name="P1"><text:s text:c="4"/>-&gt; emp_loop: LOOP</text:p>
      <text:p text:style-name="P1"><text:s text:c="4"/>-&gt; </text:p>
      <text:p text:style-name="P1">Display all 779 possibilities? (y or n) </text:p>
      <text:p text:style-name="P1"><text:s text:c="4"/>-&gt; FETCH c1 INTO rno1;</text:p>
      <text:p text:style-name="P1"><text:s text:c="4"/>-&gt; </text:p>
      <text:p text:style-name="P1">Display all 779 possibilities? (y or n) </text:p>
      <text:p text:style-name="P1"><text:s text:c="4"/>-&gt; If not exists(select * from N_rollcall where rno=rno1) then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insert into N_rollcall select * from O_rollcall where rno=rno1;</text:p>
      <text:p text:style-name="P1"><text:s text:c="4"/>-&gt; </text:p>
      <text:p text:style-name="P1">Display all 779 possibilities? (y or n) </text:p>
      <text:p text:style-name="P1"><text:s text:c="4"/>-&gt; End If;</text:p>
      <text:p text:style-name="P1"><text:s text:c="4"/>-&gt; </text:p>
      <text:p text:style-name="P1">Display all 779 possibilities? (y or n) </text:p>
      <text:p text:style-name="P1"><text:s text:c="4"/>-&gt; IF exit_loop THEN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CLOSE c1;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LEAVE emp_loop;</text:p>
      <text:p text:style-name="P1"><text:s text:c="4"/>-&gt; </text:p>
      <text:p text:style-name="P1">Display all 779 possibilities? (y or n) </text:p>
      <text:p text:style-name="P1"><text:s text:c="4"/>-&gt; END IF;</text:p>
      <text:p text:style-name="P1"><text:s text:c="4"/>-&gt; END LOOP emp_loop</text:p>
      <text:p text:style-name="P1"><text:s text:c="4"/>-&gt; END</text:p>
      <text:p text:style-name="P1"><text:s text:c="4"/>-&gt; //</text:p>
      <text:p text:style-name="P1">ERROR 1064 (42000): You have an error in your SQL syntax; check the manual that corresponds to your MySQL server version for the right syntax to use near 'END' at line 18</text:p>
      <text:p text:style-name="P1"><text:soft-page-break/>mysql&gt; CREATE PROCEDURE newcur2()</text:p>
      <text:p text:style-name="P1"><text:s text:c="4"/>-&gt; BEGIN</text:p>
      <text:p text:style-name="P1"><text:s text:c="4"/>-&gt; DECLARE rno1 int(3);</text:p>
      <text:p text:style-name="P1"><text:s text:c="4"/>-&gt; DECLARE exit_loop BOOLEAN;</text:p>
      <text:p text:style-name="P1"><text:s text:c="4"/>-&gt; DECLARE c1 CURSOR FOR SELECT rno FROM O_rollcall ;</text:p>
      <text:p text:style-name="P1"><text:s text:c="4"/>-&gt; DECLARE CONTINUE HANDLER FOR NOT FOUND SET exit_loop = TRUE;</text:p>
      <text:p text:style-name="P1"><text:s text:c="4"/>-&gt; OPEN c1;</text:p>
      <text:p text:style-name="P1"><text:s text:c="4"/>-&gt; emp_loop: LOOP</text:p>
      <text:p text:style-name="P1"><text:s text:c="4"/>-&gt; </text:p>
      <text:p text:style-name="P1">Display all 779 possibilities? (y or n) </text:p>
      <text:p text:style-name="P1"><text:s text:c="4"/>-&gt; FETCH c1 INTO rno1;</text:p>
      <text:p text:style-name="P1"><text:s text:c="4"/>-&gt; </text:p>
      <text:p text:style-name="P1">Display all 779 possibilities? (y or n) </text:p>
      <text:p text:style-name="P1"><text:s text:c="4"/>-&gt; If not exists(select * from N_rollcall where rno=rno1) then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insert into N_rollcall select * from O_rollcall where rno=rno1;</text:p>
      <text:p text:style-name="P1"><text:s text:c="4"/>-&gt; </text:p>
      <text:p text:style-name="P1">Display all 779 possibilities? (y or n) </text:p>
      <text:p text:style-name="P1"><text:s text:c="4"/>-&gt; End If;</text:p>
      <text:p text:style-name="P1"><text:s text:c="4"/>-&gt; </text:p>
      <text:p text:style-name="P1">Display all 779 possibilities? (y or n) </text:p>
      <text:p text:style-name="P1"><text:s text:c="4"/>-&gt; IF exit_loop THEN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CLOSE c1;</text:p>
      <text:p text:style-name="P1"><text:s text:c="4"/>-&gt; </text:p>
      <text:p text:style-name="P1">Display all 779 possibilities? (y or n) </text:p>
      <text:p text:style-name="P1"><text:s text:c="4"/>-&gt; </text:p>
      <text:p text:style-name="P1">Display all 779 possibilities? (y or n) </text:p>
      <text:p text:style-name="P1"><text:s text:c="4"/>-&gt; LEAVE emp_loop;</text:p>
      <text:p text:style-name="P1"><text:s text:c="4"/>-&gt; </text:p>
      <text:p text:style-name="P1">Display all 779 possibilities? (y or n) </text:p>
      <text:p text:style-name="P1"><text:s text:c="4"/>-&gt; END IF;</text:p>
      <text:p text:style-name="P1"><text:s text:c="4"/>-&gt; END LOOP emp_loop;</text:p>
      <text:p text:style-name="P1"><text:s text:c="4"/>-&gt; END</text:p>
      <text:p text:style-name="P1"><text:s text:c="4"/>-&gt; //</text:p>
      <text:p text:style-name="P1">Query OK, 0 rows affected (0.00 sec)</text:p>
      <text:p text:style-name="P1"/>
      <text:p text:style-name="P1">mysql&gt; call newcur2()//</text:p>
      <text:p text:style-name="P1">Query OK, 0 rows affected (0.00 sec)</text:p>
      <text:p text:style-name="P1"/>
      <text:p text:style-name="P1">mysql&gt; select * from N_rollcall</text:p>
      <text:p text:style-name="P1"><text:s text:c="4"/>-&gt; //</text:p>
      <text:p text:style-name="P1">+------+--------+--------+</text:p>
      <text:p text:style-name="P1">| rno <text:s/>| name <text:s text:c="2"/>| addr <text:s text:c="2"/>|</text:p>
      <text:p text:style-name="P1">+------+--------+--------+</text:p>
      <text:p text:style-name="P1">| <text:s text:c="3"/>1 | amit <text:s text:c="2"/>| nashik |</text:p>
      <text:p text:style-name="P1">| <text:s text:c="3"/>2 | shital | pune <text:s text:c="2"/>|</text:p>
      <text:p text:style-name="P1">| <text:s text:c="3"/>3 | ranak <text:s/>| manmad |</text:p>
      <text:p text:style-name="P1">+------+--------+--------+</text:p>
      <text:p text:style-name="P1">3 rows in set (0.00 sec)</text:p>
      <text:p text:style-name="P1"/>
      <text:p text:style-name="P1">mysql&gt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234" meta:word-count="1107" meta:character-count="6230" meta:non-whitespace-character-count="4753"/>
    <meta:generator>LibreOffice/4.2.8.2$Linux_X86_64 LibreOffice_project/420m0$Build-2</meta:generator>
  </office:meta>
</office:document-meta>
</file>